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Standard">
      <style:text-properties fo:language="gl" fo:country="ES"/>
    </style:style>
    <style:style style:name="P3" style:family="paragraph" style:parent-style-name="Standard">
      <style:text-properties fo:language="gl" fo:country="ES" officeooo:paragraph-rsid="004d71a0"/>
    </style:style>
    <style:style style:name="P4" style:family="paragraph" style:parent-style-name="Standard">
      <style:text-properties fo:language="gl" fo:country="ES" officeooo:paragraph-rsid="004e885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8" style:family="paragraph" style:parent-style-name="Text_20_body">
      <style:text-properties fo:language="gl" fo:country="ES" officeooo:paragraph-rsid="005eee33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0672211" officeooo:paragraph-rsid="00672211"/>
    </style:style>
    <style:style style:name="P10" style:family="paragraph" style:parent-style-name="Standard" style:list-style-name="L2">
      <style:paragraph-properties fo:text-align="justify" style:justify-single-word="false"/>
      <style:text-properties fo:language="gl" fo:country="ES" officeooo:rsid="00672211" officeooo:paragraph-rsid="00672211"/>
    </style:style>
    <style:style style:name="P11" style:family="paragraph" style:parent-style-name="Standard">
      <style:paragraph-properties fo:text-align="justify" style:justify-single-word="false"/>
      <style:text-properties style:font-name="Roboto" fo:language="gl" fo:country="ES" officeooo:paragraph-rsid="004e8856"/>
    </style:style>
    <style:style style:name="P12" style:family="paragraph" style:parent-style-name="Standard">
      <style:paragraph-properties fo:text-align="justify" style:justify-single-word="false"/>
      <style:text-properties style:font-name="Roboto" fo:language="gl" fo:country="ES" officeooo:rsid="00672211" officeooo:paragraph-rsid="00672211"/>
    </style:style>
    <style:style style:name="P13" style:family="paragraph" style:parent-style-name="Text_20_body" style:list-style-name="L1">
      <style:text-properties fo:language="gl" fo:country="ES" officeooo:rsid="0063c3b1" officeooo:paragraph-rsid="0063c3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6039c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3c3b1"/>
    </style:style>
    <style:style style:name="T6" style:family="text">
      <style:text-properties officeooo:rsid="0064c965"/>
    </style:style>
    <style:style style:name="T7" style:family="text">
      <style:text-properties style:font-name="Robot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text:span text:style-name="T3">Iglesias Nieto, Rodrigo</text:span></text:p>
          </table:table-cell>
        </table:table-row>
      </table:table>
      <text:p text:style-name="P2"/>
      <text:p text:style-name="P3"/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8"><text:span text:style-name="T4">1. </text:span><text:span text:style-name="T5">Investiga </text:span><text:span text:style-name="T6">o</text:span><text:span text:style-name="T5"> produto AbanQ e indica:</text:span></text:p>
            <text:list text:style-name="L1">
              <text:list-item>
                <text:p text:style-name="P13">URL oficial del pro<text:span text:style-name="T6">x</text:span>ecto</text:p>
              </text:list-item>
              <text:list-item>
                <text:p text:style-name="P13">Funcionalidades</text:p>
              </text:list-item>
              <text:list-item>
                <text:p text:style-name="P13">Sistemas operativos soportados</text:p>
              </text:list-item>
              <text:list-item>
                <text:p text:style-name="P13">Bases de datos soportadas</text:p>
              </text:list-item>
              <text:list-item>
                <text:p text:style-name="P13"><text:span text:style-name="T6">Linguaxe</text:span> de <text:span text:style-name="T6">desenvolvemento</text:span></text:p>
              </text:list-item>
            </text:list>
          </table:table-cell>
        </table:table-row>
      </table:table>
      <text:p text:style-name="P11"/>
      <text:p text:style-name="P12">Abanq es un sistema de planificación de recursos empresaliales de código libre que puede manejar la producción, logística, distribución, inventario, envíos, facturación y contabilidad de una empresa o comercio. Su funcionalidad se distribuye en módulos que se pueden instalar, y destaca por su solidez y uso intuitivo como aplicación.</text:p>
      <text:p text:style-name="P12"/>
      <text:p text:style-name="P9"><text:span text:style-name="T7">La URL oficial del proyecto es </text:span><text:a xlink:type="simple" xlink:href="https://github.com/falbujer/AbanQ" text:style-name="Internet_20_link" text:visited-style-name="Visited_20_Internet_20_Link"><text:span text:style-name="T7">https://github.com/falbujer/AbanQ</text:span></text:a><text:span text:style-name="T7">.</text:span></text:p>
      <text:p text:style-name="P9"/>
      <text:p text:style-name="P9">Los sistemas operativos soportados son:</text:p>
      <text:list text:style-name="L2">
        <text:list-item>
          <text:p text:style-name="P10">Windows</text:p>
        </text:list-item>
        <text:list-item>
          <text:p text:style-name="P10">Linux</text:p>
        </text:list-item>
        <text:list-item>
          <text:p text:style-name="P10">MacOSX</text:p>
        </text:list-item>
      </text:list>
      <text:p text:style-name="P9"/>
      <text:p text:style-name="P9">Soporta varias bases de datos: MySQL, PostgreSQL, SQLite.</text:p>
      <text:p text:style-name="P9"/>
      <text:p text:style-name="P9">El programa está desarrollado en C++ y toolkit Q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1T21:05:07.905000000</dc:date>
    <meta:editing-duration>PT8H57M56S</meta:editing-duration>
    <meta:editing-cycles>156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18" meta:word-count="117" meta:character-count="770" meta:non-whitespace-character-count="677"/>
  </office:meta>
</office:document-meta>
</file>